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A000001D3E4AA07B3.png" manifest:media-type="image/png"/>
  <manifest:file-entry manifest:full-path="Pictures/1000000000000260000001D5CD68E3B9.png" manifest:media-type="image/png"/>
  <manifest:file-entry manifest:full-path="Pictures/100000000000017B000001D880F422E8.png" manifest:media-type="image/png"/>
  <manifest:file-entry manifest:full-path="Pictures/1000000000000251000001D56E786A3D.png" manifest:media-type="image/png"/>
  <manifest:file-entry manifest:full-path="Pictures/100000000000018B000001D73E437715.png" manifest:media-type="image/png"/>
  <manifest:file-entry manifest:full-path="Pictures/1000000000000269000001D14746D9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12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748cm" svg:height="11.938cm" svg:x="0cm" svg:y="5.588cm">
          <draw:image xlink:href="Pictures/1000000000000269000001D14746D9C8.png" xlink:type="simple" xlink:show="embed" xlink:actuate="onLoad">
            <text:p/>
          </draw:image>
        </draw:frame>
        <draw:frame draw:style-name="gr1" draw:text-style-name="P1" draw:layer="layout" svg:width="10.448cm" svg:height="12.459cm" svg:x="16.222cm" svg:y="5.575cm">
          <draw:image xlink:href="Pictures/100000000000018B000001D73E437715.png" xlink:type="simple" xlink:show="embed" xlink:actuate="onLoad">
            <text:p/>
          </draw:image>
        </draw:frame>
        <draw:frame draw:style-name="gr2" draw:layer="layout" svg:width="8.257cm" svg:height="1.673cm" svg:x="9.907cm" svg:y="1.779cm">
          <draw:text-box>
            <text:p text:style-name="P1">I = 50 mA V = 2.5 V,<text:line-break/>heating turned of after 1 ms</text:p>
          </draw:text-box>
        </draw:frame>
        <draw:frame draw:style-name="gr3" draw:layer="layout" svg:width="3.597cm" svg:height="0.962cm" svg:x="19.263cm" svg:y="17.526cm">
          <draw:text-box>
            <text:p>X (10x um)</text:p>
          </draw:text-box>
        </draw:frame>
        <draw:frame draw:style-name="gr3" draw:layer="layout" svg:width="3.567cm" svg:height="0.962cm" draw:transform="rotate (1.5697491292437) translate (16.306cm 12.965cm)">
          <draw:text-box>
            <text:p>Z (10x um)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5.24cm" svg:height="10.668cm" svg:x="0.254cm" svg:y="5.842cm">
          <draw:image xlink:href="Pictures/1000000000000251000001D56E786A3D.png" xlink:type="simple" xlink:show="embed" xlink:actuate="onLoad">
            <text:p/>
          </draw:image>
        </draw:frame>
        <draw:frame draw:style-name="gr1" draw:text-style-name="P1" draw:layer="layout" svg:width="10.025cm" svg:height="12.485cm" svg:x="16.51cm" svg:y="5.08cm">
          <draw:image xlink:href="Pictures/100000000000017B000001D880F422E8.png" xlink:type="simple" xlink:show="embed" xlink:actuate="onLoad">
            <text:p/>
          </draw:image>
        </draw:frame>
        <draw:frame draw:style-name="gr2" draw:layer="layout" svg:width="8.257cm" svg:height="1.673cm" svg:x="9.906cm" svg:y="1.778cm">
          <draw:text-box>
            <text:p text:style-name="P1">I = 70 mA V = 2.5 V,<text:line-break/>heating turned of after 1 ms</text:p>
          </draw:text-box>
        </draw:frame>
        <draw:frame draw:style-name="gr3" draw:layer="layout" svg:width="3.597cm" svg:height="0.962cm" svg:x="19.263cm" svg:y="17.018cm">
          <draw:text-box>
            <text:p>X (10x um)</text:p>
          </draw:text-box>
        </draw:frame>
        <draw:frame draw:style-name="gr3" draw:layer="layout" svg:width="3.567cm" svg:height="0.962cm" draw:transform="rotate (1.5697491292437) translate (16.306cm 12.457cm)">
          <draw:text-box>
            <text:p>Z (10x um)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8.257cm" svg:height="1.673cm" svg:x="17.78cm" svg:y="7.217cm">
          <draw:text-box>
            <text:p text:style-name="P1">I = 70 mA V = 2.5 V,<text:line-break/>heating turned of after 1 ms</text:p>
          </draw:text-box>
        </draw:frame>
        <draw:frame draw:style-name="gr1" draw:text-style-name="P1" draw:layer="layout" svg:width="16.083cm" svg:height="12.406cm" svg:x="1.016cm" svg:y="6.096cm">
          <draw:image xlink:href="Pictures/1000000000000260000001D5CD68E3B9.png" xlink:type="simple" xlink:show="embed" xlink:actuate="onLoad">
            <text:p/>
          </draw:image>
        </draw:frame>
        <draw:frame draw:style-name="gr5" draw:text-style-name="P1" draw:layer="layout" svg:width="8.257cm" svg:height="1.673cm" svg:x="18.034cm" svg:y="9.906cm">
          <draw:text-box>
            <text:p text:style-name="P1">I = 50 mA V = 2.5 V,<text:line-break/>heating turned of after 1 ms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5.924cm" svg:height="12.353cm" svg:x="1.27cm" svg:y="4.458cm">
          <draw:image xlink:href="Pictures/100000000000025A000001D3E4AA07B3.png" xlink:type="simple" xlink:show="embed" xlink:actuate="onLoad">
            <text:p/>
          </draw:image>
        </draw:frame>
        <draw:frame draw:style-name="gr2" draw:layer="layout" svg:width="16.182cm" svg:height="0.962cm" svg:x="1.917cm" svg:y="2.594cm">
          <draw:text-box>
            <text:p>Temperature difference <text:s/>of I=70mA and I=50 mA vs time</text:p>
          </draw:text-box>
        </draw:frame>
        <draw:frame draw:style-name="gr2" draw:layer="layout" svg:width="5.967cm" svg:height="0.962cm" svg:x="17.526cm" svg:y="5.896cm">
          <draw:text-box>
            <text:p>Saturates at 1.83 C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5T17:27:36.524289971</meta:creation-date>
    <dc:date>2015-10-07T15:30:15.677384778</dc:date>
    <meta:editing-duration>PT33M21S</meta:editing-duration>
    <meta:editing-cycles>6</meta:editing-cycles>
    <meta:generator>LibreOffice/4.2.7.2$Linux_X86_64 LibreOffice_project/420m0$Build-2</meta:generator>
    <meta:document-statistic meta:object-count="49"/>
  </office:meta>
</office:document-meta>
</file>